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815cm"/>
    </style:style>
    <style:style style:name="gr8" style:family="graphic" style:parent-style-name="standard">
      <style:graphic-properties draw:textarea-horizontal-align="justify" draw:textarea-vertical-align="middle" draw:auto-grow-height="false" fo:min-height="0.088cm" fo:min-width="0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000000" draw:fill="none" draw:fill-color="#ffffff" fo:min-height="0.967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none" svg:stroke-color="#000000" draw:fill="none" draw:fill-color="#ffffff" fo:min-height="0.674cm"/>
    </style:style>
    <style:style style:name="gr17" style:family="graphic" style:parent-style-name="standard">
      <style:graphic-properties draw:stroke="none" svg:stroke-color="#000000" draw:fill="none" draw:fill-color="#ffffff" fo:min-height="0.9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.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.6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9.309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464cm" svg:y1="6.9cm" svg:x2="13.264cm" svg:y2="6.9cm">
          <text:p/>
        </draw:line>
        <draw:line draw:style-name="gr3" draw:text-style-name="P1" draw:layer="layout" svg:x1="9.456cm" svg:y1="6.9cm" svg:x2="5.656cm" svg:y2="6.9cm">
          <text:p/>
        </draw:line>
        <draw:frame draw:style-name="gr4" draw:text-style-name="P4" draw:layer="layout" svg:width="1.3cm" svg:height="0.962cm" svg:x="7.2cm" svg:y="6.1cm">
          <draw:text-box>
            <text:p text:style-name="P3"><text:span text:style-name="T1">F</text:span><text:span text:style-name="T2">2</text:span></text:p>
          </draw:text-box>
        </draw:frame>
        <draw:frame draw:style-name="gr4" draw:text-style-name="P4" draw:layer="layout" svg:width="1.3cm" svg:height="0.962cm" svg:x="10.5cm" svg:y="6.1cm">
          <draw:text-box>
            <text:p text:style-name="P3"><text:span text:style-name="T1">F</text:span><text:span text:style-name="T2">1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7cm" svg:height="0.3cm" svg:x="8.439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77cm" svg:y1="6.9cm" svg:x2="5.8cm" svg:y2="6.9cm">
          <text:p/>
        </draw:line>
        <draw:frame draw:style-name="gr5" draw:text-style-name="P4" draw:layer="layout" svg:width="1.6cm" svg:height="1.114cm" svg:x="6.662cm" svg:y="6.1cm">
          <draw:text-box>
            <text:p><text:span text:style-name="T1">F</text:span><text:span text:style-name="T2">2</text:span></text:p>
          </draw:text-box>
        </draw:frame>
        <draw:frame draw:style-name="gr5" draw:text-style-name="P4" draw:layer="layout" svg:width="1.6cm" svg:height="1.114cm" svg:x="10.9cm" svg:y="6.1cm">
          <draw:text-box>
            <text:p><text:span text:style-name="T1">F</text:span><text:span text:style-name="T2">1</text:span></text:p>
          </draw:text-box>
        </draw:frame>
        <draw:line draw:style-name="gr3" draw:text-style-name="P1" draw:layer="layout" svg:x1="8.586cm" svg:y1="6.9cm" svg:x2="13.263cm" svg:y2="6.9cm">
          <text:p/>
        </draw:line>
        <draw:line draw:style-name="gr6" draw:text-style-name="P1" draw:layer="layout" svg:x1="8.6cm" svg:y1="6.9cm" svg:x2="10.472cm" svg:y2="6.9cm">
          <text:p/>
        </draw:line>
        <draw:frame draw:style-name="gr7" draw:text-style-name="P4" draw:layer="layout" svg:width="1.315cm" svg:height="0.924cm" svg:x="8.8cm" svg:y="6.076cm">
          <draw:text-box>
            <text:p><text:span text:style-name="T1">F</text:span><text:span text:style-name="T2">Res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58cm" svg:height="0.476cm" svg:x="6.66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97cm" svg:y1="8.353cm" svg:x2="12.701cm" svg:y2="8.353cm">
          <text:p/>
        </draw:line>
        <draw:line draw:style-name="gr3" draw:text-style-name="P1" draw:layer="layout" svg:x1="6.895cm" svg:y1="8.353cm" svg:x2="6.895cm" svg:y2="4.862cm">
          <text:p/>
        </draw:line>
        <draw:frame draw:style-name="gr9" draw:text-style-name="P4" draw:layer="layout" svg:width="1.285cm" svg:height="1cm" svg:x="6.015cm" svg:y="6.3cm">
          <draw:text-box>
            <text:p text:style-name="P3"><text:span text:style-name="T1">F</text:span><text:span text:style-name="T2">2</text:span></text:p>
          </draw:text-box>
        </draw:frame>
        <draw:frame draw:style-name="gr4" draw:text-style-name="P4" draw:layer="layout" svg:width="1.3cm" svg:height="0.962cm" svg:x="9.1cm" svg:y="8.238cm">
          <draw:text-box>
            <text:p text:style-name="P3"><text:span text:style-name="T1">F</text:span><text:span text:style-name="T2">1</text:span></text:p>
          </draw:text-box>
        </draw:frame>
        <draw:line draw:style-name="gr10" draw:text-style-name="P1" draw:layer="layout" svg:x1="6.883cm" svg:y1="4.876cm" svg:x2="12.687cm" svg:y2="4.876cm">
          <text:p/>
        </draw:line>
        <draw:line draw:style-name="gr6" draw:text-style-name="P1" draw:layer="layout" svg:x1="6.91cm" svg:y1="8.338cm" svg:x2="12.686cm" svg:y2="4.876cm">
          <text:p/>
        </draw:line>
        <draw:frame draw:style-name="gr4" draw:text-style-name="P4" draw:layer="layout" svg:width="1.3cm" svg:height="0.962cm" svg:x="9cm" svg:y="4.1cm">
          <draw:text-box>
            <text:p text:style-name="P3"><text:span text:style-name="T1">F</text:span><text:span text:style-name="T2">1</text:span></text:p>
          </draw:text-box>
        </draw:frame>
        <draw:frame draw:style-name="gr4" draw:text-style-name="P4" draw:layer="layout" svg:width="2.06cm" svg:height="0.962cm" svg:x="9.8cm" svg:y="6.438cm">
          <draw:text-box>
            <text:p text:style-name="P3"><text:span text:style-name="T1">F</text:span><text:span text:style-name="T2">Res</text:span></text:p>
          </draw:text-box>
        </draw:frame>
        <draw:ellipse draw:style-name="gr11" draw:text-style-name="P2" draw:layer="layout" svg:width="1.788cm" svg:height="1.696cm" svg:x="6.012cm" svg:y="7.5cm" draw:kind="arc" draw:start-angle="358.96" draw:end-angle="90.38">
          <text:p/>
        </draw:ellipse>
        <draw:ellipse draw:style-name="gr11" draw:text-style-name="P2" draw:layer="layout" svg:width="1.788cm" svg:height="1.696cm" draw:transform="rotate (-1.5707963267949) translate (7.764cm 3.985cm)" draw:kind="arc" draw:start-angle="358.96" draw:end-angle="90.38">
          <text:p/>
        </draw:ellipse>
        <draw:custom-shape draw:style-name="gr12" draw:text-style-name="P5" draw:layer="layout" svg:width="0.1cm" svg:height="0.1cm" svg:x="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cm" svg:height="0.1cm" svg:x="7.218cm" svg:y="7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cm" svg:height="0.1cm" svg:x="7.2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92cm" svg:height="0.4cm" svg:x="8.131cm" svg:y="8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325cm" svg:y1="8.473cm" svg:x2="13.301cm" svg:y2="8.473cm">
          <text:p/>
        </draw:line>
        <draw:line draw:style-name="gr3" draw:text-style-name="P1" draw:layer="layout" svg:x1="8.323cm" svg:y1="8.473cm" svg:x2="5.6cm" svg:y2="5.043cm">
          <text:p/>
        </draw:line>
        <draw:frame draw:style-name="gr14" draw:text-style-name="P4" draw:layer="layout" svg:width="1.54cm" svg:height="1.217cm" svg:x="6.118cm" svg:y="6.489cm">
          <draw:text-box>
            <text:p><text:span text:style-name="T1">F</text:span><text:span text:style-name="T2">2</text:span></text:p>
          </draw:text-box>
        </draw:frame>
        <draw:frame draw:style-name="gr15" draw:text-style-name="P4" draw:layer="layout" svg:width="1.367cm" svg:height="1.673cm" svg:x="10.333cm" svg:y="7.698cm">
          <draw:text-box>
            <text:p><text:span text:style-name="T1">F</text:span><text:span text:style-name="T2">1</text:span></text:p>
          </draw:text-box>
        </draw:frame>
        <draw:line draw:style-name="gr10" draw:text-style-name="P1" draw:layer="layout" svg:x1="5.6cm" svg:y1="5.044cm" svg:x2="10.576cm" svg:y2="5.044cm">
          <text:p/>
        </draw:line>
        <draw:line draw:style-name="gr6" draw:text-style-name="P1" draw:layer="layout" svg:x1="8.336cm" svg:y1="8.459cm" svg:x2="10.575cm" svg:y2="5.043cm">
          <text:p/>
        </draw:line>
        <draw:frame draw:style-name="gr16" draw:text-style-name="P4" draw:layer="layout" svg:width="1.3cm" svg:height="0.924cm" svg:x="7.5cm" svg:y="4.238cm">
          <draw:text-box>
            <text:p><text:span text:style-name="T1">F</text:span><text:span text:style-name="T2">1</text:span></text:p>
          </draw:text-box>
        </draw:frame>
        <draw:frame draw:style-name="gr17" draw:text-style-name="P4" draw:layer="layout" svg:width="2.487cm" svg:height="1.218cm" svg:x="9.528cm" svg:y="6.209cm">
          <draw:text-box>
            <text:p><text:span text:style-name="T1">F</text:span><text:span text:style-name="T2">Res</text:span></text:p>
          </draw:text-box>
        </draw:frame>
        <draw:ellipse draw:style-name="gr11" draw:text-style-name="P2" draw:layer="layout" svg:width="2.036cm" svg:height="1.782cm" svg:x="7.236cm" svg:y="7.575cm" draw:kind="arc" draw:start-angle="359.41" draw:end-angle="120.81">
          <text:p/>
        </draw:ellipse>
        <draw:frame draw:style-name="gr18" draw:text-style-name="P6" draw:layer="layout" svg:width="1.03cm" svg:height="1.218cm" svg:x="7.868cm" svg:y="7.343cm">
          <draw:text-box>
            <text:p><text:span text:style-name="T3">α</text:span></text:p>
          </draw:text-box>
        </draw:frame>
        <draw:ellipse draw:style-name="gr11" draw:text-style-name="P2" draw:layer="layout" svg:width="2.995cm" svg:height="3.196cm" svg:x="4.145cm" svg:y="3.486cm" draw:kind="arc" draw:start-angle="310.07" draw:end-angle="1.47">
          <text:p/>
        </draw:ellipse>
        <draw:frame draw:style-name="gr19" draw:text-style-name="P6" draw:layer="layout" svg:width="1.177cm" svg:height="1.218cm" svg:x="6.155cm" svg:y="5.038cm">
          <draw:text-box>
            <text:p><text:span text:style-name="T3">α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1T14:08:11.481726390</meta:creation-date>
    <dc:date>2016-01-01T14:48:57.400329487</dc:date>
    <meta:editing-duration>PT34M41S</meta:editing-duration>
    <meta:editing-cycles>12</meta:editing-cycles>
    <meta:generator>LibreOffice/5.0.3.2$Linux_X86_64 LibreOffice_project/00m0$Build-2</meta:generator>
    <meta:document-statistic meta:object-count="43"/>
  </office:meta>
</office:document-meta>
</file>